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42cm" fo:min-width="6.373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18cm" fo:min-width="6.396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64cm" fo:min-width="4.098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Extrémités_20_de_20_flèche_20_4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812cm" fo:min-width="4.274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Extrémités_20_de_20_flèche_20_9" draw:marker-end-width="0.3cm" draw:fill="none" draw:textarea-vertical-align="middle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812cm" fo:min-width="2.152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34cm" fo:min-width="1.446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Extrémités_20_de_20_flèche_20_15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Extrémités_20_de_20_flèche_20_16" draw:marker-end-width="0.3cm" draw:fill="none" draw:textarea-vertical-align="middle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1.342cm" fo:min-width="5.158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Extrémités_20_de_20_flèche_20_17" draw:marker-end-width="0.3cm" draw:fill="none" draw:textarea-vertical-align="middle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1.342cm" fo:min-width="8.87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end="Extrémités_20_de_20_flèche_20_18" draw:marker-end-width="0.3cm" draw:fill="none" draw:textarea-vertical-align="middle"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1.342cm" fo:min-width="4.098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marker-end="Extrémités_20_de_20_flèche_20_19" draw:marker-end-width="0.3cm" draw:fill="none" draw:textarea-vertical-align="middle" loext:decorative="false"/>
    </style:style>
    <style:style style:name="gr21" style:family="graphic" style:parent-style-name="standard">
      <style:graphic-properties draw:fill-color="#ff860d" draw:textarea-horizontal-align="justify" draw:textarea-vertical-align="middle" draw:auto-grow-height="false" fo:min-height="1.164cm" fo:min-width="5.688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Extrémités_20_de_20_flèche_20_23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Extrémités_20_de_20_flèche_20_24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Extrémités_20_de_20_flèche_20_25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Extrémités_20_de_20_flèche_20_26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Extrémités_20_de_20_flèche_20_27" draw:marker-end-width="0.3cm" draw:fill="none" draw:textarea-vertical-align="middle" loext:decorative="false"/>
    </style:style>
    <style:style style:name="gr27" style:family="graphic" style:parent-style-name="objectwithoutfill">
      <style:graphic-properties svg:stroke-color="#ff972f" draw:marker-end="Extrémités_20_de_20_flèche_20_28" draw:marker-end-width="0.3cm" draw:fill="none" draw:textarea-vertical-align="middle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0.458cm" fo:min-width="0.738cm" style:writing-mode="lr-tb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812cm" fo:min-width="1.976cm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Extrémités_20_de_20_flèche_20_32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Extrémités_20_de_20_flèche_20_33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Extrémités_20_de_20_flèche_20_34" draw:marker-end-width="0.3cm" draw:fill="none" draw:textarea-vertical-align="middle" loext:decorative="false"/>
    </style:style>
    <style:style style:name="gr33" style:family="graphic" style:parent-style-name="standard">
      <style:graphic-properties draw:fill-color="#ffffa6" draw:opacity="100%" draw:opacity-name="Transparency_20_4" draw:textarea-horizontal-align="justify" draw:textarea-vertical-align="middle" draw:auto-grow-height="false" fo:min-height="2.932cm" fo:min-width="7.28cm" loext:decorative="false"/>
    </style:style>
    <style:style style:name="gr34" style:family="graphic" style:parent-style-name="standard">
      <style:graphic-properties draw:textarea-horizontal-align="justify" draw:textarea-vertical-align="middle" draw:auto-grow-height="false" fo:min-height="0.634cm" fo:min-width="2.33cm" style:writing-mode="lr-tb" loext:decorative="false"/>
      <style:paragraph-properties style:writing-mode="lr-tb"/>
    </style:style>
    <style:style style:name="gr35" style:family="graphic" style:parent-style-name="objectwithoutfill">
      <style:graphic-properties draw:marker-end="Extrémités_20_de_20_flèche_20_35" draw:marker-end-width="0.3cm" draw:fill="none" draw:textarea-vertical-align="middle" loext:decorative="false"/>
    </style:style>
    <style:style style:name="gr36" style:family="graphic" style:parent-style-name="standard">
      <style:graphic-properties draw:fill-color="#00a933" draw:textarea-horizontal-align="justify" draw:textarea-vertical-align="middle" draw:auto-grow-height="false" fo:min-height="0.634cm" fo:min-width="2.152cm" loext:decorative="false"/>
      <style:paragraph-properties style:writing-mode="lr-tb"/>
    </style:style>
    <style:style style:name="gr37" style:family="graphic" style:parent-style-name="objectwithoutfill">
      <style:graphic-properties draw:marker-end="Extrémités_20_de_20_flèche_20_36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Extrémités_20_de_20_flèche_20_39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-color="#ff860d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ffffa6" draw:opacity="100%" draw:opacity-name="Transparency_20_4"/>
      <style:paragraph-properties fo:text-align="center"/>
    </style:style>
    <style:style style:name="P7" style:family="paragraph">
      <style:paragraph-properties fo:text-align="center"/>
      <style:text-properties fo:color="#069a2e" loext:opacity="100%"/>
    </style:style>
    <style:style style:name="P8" style:family="paragraph">
      <loext:graphic-properties draw:fill-color="#00a933"/>
      <style:paragraph-properties fo:text-align="center"/>
      <style:text-properties fo:color="#069a2e" loext:opacity="100%"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loext:opacity="100%" fo:font-size="12pt" style:font-size-asian="12pt" style:font-size-complex="12pt"/>
    </style:style>
    <style:style style:name="T4" style:family="text">
      <style:text-properties fo:color="#000000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9.719cm" svg:height="2.25cm" svg:x="1.75cm" svg:y="14.25cm">
          <text:p text:style-name="P1"><text:span text:style-name="T1">!*prec-generic-infix-parser-rec</text:span></text:p>
          <text:p text:style-name="P1"><text:span text:style-name="T1">For infix or prefix in ( …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9.75cm" svg:height="2.5cm" svg:x="11.5cm" svg:y="11cm">
          <text:p text:style-name="P1"><text:span text:style-name="T1">pre-check-!*-generic-infix-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6.5cm" svg:height="2cm" svg:x="17.25cm" svg:y="14.75cm">
          <text:p text:style-name="P1"><text:span text:style-name="T1">!*-generic-infix-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0.046cm" svg:y1="14.579cm" svg:x2="11.5cm" svg:y2="12.25cm" draw:start-shape="id1" draw:start-glue-point="11" draw:end-shape="id2" draw:end-glue-point="6" svg:d="M10046 14579l1454-2329" svg:viewBox="0 0 1455 2330">
          <text:p/>
        </draw:connector>
        <draw:connector draw:style-name="gr5" draw:text-style-name="P3" draw:layer="layout" draw:type="line" svg:x1="16.375cm" svg:y1="13.5cm" svg:x2="17.25cm" svg:y2="15.75cm" draw:start-shape="id2" draw:start-glue-point="8" draw:end-shape="id3" draw:end-glue-point="6" svg:d="M16375 13500l875 2250" svg:viewBox="0 0 876 2251">
          <text:p/>
        </draw:connector>
        <draw:frame draw:style-name="gr6" draw:text-style-name="P4" draw:layer="layout" svg:width="10.5cm" svg:height="1.673cm" svg:x="9.75cm" svg:y="17.827cm">
          <draw:text-box>
            <text:p><text:span text:style-name="T2">infix-with-precedence-to-prefix</text:span></text:p>
          </draw:text-box>
        </draw:frame>
        <draw:connector draw:style-name="gr7" draw:text-style-name="P3" draw:layer="layout" draw:type="curve" svg:x1="18.201cm" svg:y1="16.457cm" svg:x2="22.799cm" svg:y2="16.457cm" draw:start-shape="id3" draw:start-glue-point="7" draw:end-shape="id3" draw:end-glue-point="9" svg:d="M18201 16457c0 1192 4598 1192 4598 0" svg:viewBox="0 0 4599 895">
          <text:p/>
        </draw:connector>
        <draw:custom-shape draw:style-name="gr8" draw:text-style-name="P2" xml:id="id4" draw:id="id4" draw:layer="layout" svg:width="6.75cm" svg:height="1.5cm" svg:x="21.75cm" svg:y="12.5cm">
          <text:p text:style-name="P1"><text:span text:style-name="T1">!**-generic-infix-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22.799cm" svg:y1="15.043cm" svg:x2="25.125cm" svg:y2="14cm" draw:start-shape="id3" draw:start-glue-point="11" draw:end-shape="id4" draw:end-glue-point="8" svg:d="M22799 15043l2326-1043" svg:viewBox="0 0 2327 1044">
          <text:p/>
        </draw:connector>
        <draw:connector draw:style-name="gr10" draw:text-style-name="P3" draw:layer="layout" draw:type="curve" svg:x1="22.738cm" svg:y1="12.719cm" svg:x2="27.512cm" svg:y2="12.719cm" draw:start-shape="id4" draw:start-glue-point="5" draw:end-shape="id4" draw:end-glue-point="11" svg:d="M22738 12719c0-1080 4774-1080 4774 0" svg:viewBox="0 0 4775 811">
          <text:p/>
        </draw:connector>
        <draw:custom-shape draw:style-name="gr11" draw:text-style-name="P2" xml:id="id6" draw:id="id6" draw:layer="layout" svg:width="3.75cm" svg:height="1.5cm" svg:x="5.5cm" svg:y="3cm">
          <text:p text:style-name="P1"><text:span text:style-name="T1">$nfx$</text:span></text:p>
          <text:p text:style-name="P1"><text:span text:style-name="T1">depreca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0" draw:id="id10" draw:layer="layout" svg:width="2.75cm" svg:height="1.25cm" svg:x="1.25cm" svg:y="1.25cm">
          <text:p text:style-name="P1"><text:span text:style-name="T1">def-nf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7.75cm" svg:y1="12.25cm" svg:x2="6.61cm" svg:y2="14.25cm" draw:start-shape="id5" draw:start-glue-point="8" draw:end-shape="id1" draw:end-glue-point="4" svg:d="M7750 12250l-1140 2000" svg:viewBox="0 0 1141 2001">
          <text:p/>
        </draw:connector>
        <draw:connector draw:style-name="gr14" draw:text-style-name="P3" draw:layer="layout" draw:type="curve" draw:line-skew="0.458cm" svg:x1="3.173cm" svg:y1="16.171cm" svg:x2="6.61cm" svg:y2="16.5cm" draw:start-shape="id1" draw:start-glue-point="7" draw:end-shape="id1" draw:end-glue-point="8" svg:d="M3173 16171c0 1933 3437 1769 3437 329" svg:viewBox="0 0 3438 1431">
          <text:p/>
        </draw:connector>
        <draw:custom-shape draw:style-name="gr15" draw:text-style-name="P2" xml:id="id5" draw:id="id5" draw:layer="layout" svg:width="8cm" svg:height="2.25cm" svg:x="3.75cm" svg:y="10cm">
          <text:p text:style-name="P1"><text:span text:style-name="T1">!*prec-generic-infix-parser</text:span></text:p>
          <text:p text:style-name="P1"><text:span text:style-name="T1">For infix only in { ... } or from {array[ … ]},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3" draw:layer="layout" draw:type="line" svg:x1="7.375cm" svg:y1="4.5cm" svg:x2="4.921cm" svg:y2="10.329cm" draw:start-shape="id6" draw:start-glue-point="8" draw:end-shape="id5" draw:end-glue-point="5" svg:d="M7375 4500l-2454 5829" svg:viewBox="0 0 2455 5830">
          <text:p/>
        </draw:connector>
        <draw:custom-shape draw:style-name="gr17" draw:text-style-name="P2" xml:id="id7" draw:id="id7" draw:layer="layout" svg:width="13.25cm" svg:height="2.25cm" svg:x="14.5cm" svg:y="2.75cm">
          <text:p text:style-name="P1"><text:span text:style-name="T1">!*prec-generic-infix-parser-prepare-runtime</text:span></text:p>
          <text:p text:style-name="P1"><text:span text:style-name="T1">For infix only in { ... } that need runtime evalu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line" svg:x1="8.701cm" svg:y1="3.219cm" svg:x2="16.44cm" svg:y2="3.079cm" draw:start-shape="id6" draw:start-glue-point="11" draw:end-shape="id7" draw:end-glue-point="5" svg:d="M8701 3219l7739-140" svg:viewBox="0 0 7740 141">
          <text:p/>
        </draw:connector>
        <draw:custom-shape draw:style-name="gr19" draw:text-style-name="P2" xml:id="id8" draw:id="id8" draw:layer="layout" svg:width="6.5cm" svg:height="2.25cm" svg:x="22cm" svg:y="8.161cm">
          <text:p text:style-name="P1"><text:span text:style-name="T1">!*prec-generic-infix-parser-rec-prepa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" draw:layer="layout" draw:type="line" svg:x1="25.81cm" svg:y1="4.671cm" svg:x2="25.25cm" svg:y2="8.161cm" draw:start-shape="id7" draw:start-glue-point="9" draw:end-shape="id8" draw:end-glue-point="4" svg:d="M25810 4671l-560 3490" svg:viewBox="0 0 561 3491">
          <text:p/>
        </draw:connector>
        <draw:custom-shape draw:style-name="gr21" draw:text-style-name="P5" xml:id="id9" draw:id="id9" draw:layer="layout" svg:width="8.75cm" svg:height="2cm" svg:x="11.25cm" svg:y="6.25cm">
          <text:p text:style-name="P1"><text:span text:style-name="T3">!*prec-generic-infix-parser-runtime</text:span><text:span text:style-name="T1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3" draw:layer="layout" draw:type="curve" draw:line-skew="-0.412cm -0.188cm" svg:x1="28.5cm" svg:y1="9.286cm" svg:x2="27.549cm" svg:y2="8.49cm" draw:start-shape="id8" draw:start-glue-point="10" draw:end-shape="id8" draw:end-glue-point="11" svg:d="M28500 9286c135 0 112-907-159-1488s-792-835-792 692" svg:viewBox="0 0 1033 1942">
          <text:p/>
        </draw:connector>
        <draw:connector draw:style-name="gr23" draw:text-style-name="P3" draw:layer="layout" draw:type="line" svg:x1="15.625cm" svg:y1="8.25cm" svg:x2="16.375cm" svg:y2="11cm" draw:start-shape="id9" draw:start-glue-point="8" draw:end-shape="id2" draw:end-glue-point="4" svg:d="M15625 8250l750 2750" svg:viewBox="0 0 751 2751">
          <text:p/>
        </draw:connector>
        <draw:connector draw:style-name="gr24" draw:text-style-name="P3" draw:layer="layout" draw:type="line" svg:x1="11.75cm" svg:y1="11.125cm" svg:x2="12.927cm" svg:y2="11.366cm" draw:start-shape="id5" draw:start-glue-point="10" draw:end-shape="id2" draw:end-glue-point="5" svg:d="M11750 11125l1177 241" svg:viewBox="0 0 1178 242">
          <text:p/>
        </draw:connector>
        <draw:connector draw:style-name="gr25" draw:text-style-name="P3" draw:layer="layout" draw:type="line" svg:x1="22.951cm" svg:y1="10.082cm" svg:x2="21.25cm" svg:y2="12.25cm" draw:start-shape="id8" draw:start-glue-point="7" draw:end-shape="id2" draw:end-glue-point="10" svg:d="M22951 10082l-1701 2168" svg:viewBox="0 0 1702 2169">
          <text:p/>
        </draw:connector>
        <draw:connector draw:style-name="gr26" draw:text-style-name="P3" draw:layer="layout" draw:type="line" svg:x1="21.125cm" svg:y1="5cm" svg:x2="19.823cm" svg:y2="11.366cm" draw:start-shape="id7" draw:start-glue-point="8" draw:end-shape="id2" draw:end-glue-point="11" svg:d="M21125 5000l-1302 6366" svg:viewBox="0 0 1303 6367">
          <text:p/>
        </draw:connector>
        <draw:connector draw:style-name="gr27" draw:text-style-name="P3" draw:layer="layout" draw:type="line" svg:x1="16.44cm" svg:y1="4.671cm" svg:x2="15.625cm" svg:y2="6.25cm" draw:start-shape="id7" draw:start-glue-point="7" draw:end-shape="id9" draw:end-glue-point="4" svg:d="M16440 4671l-815 1579" svg:viewBox="0 0 816 1580">
          <text:p/>
        </draw:connector>
        <draw:custom-shape draw:style-name="gr28" draw:text-style-name="P2" xml:id="id12" draw:id="id12" draw:layer="layout" svg:width="1.75cm" svg:height="1cm" svg:x="9.5cm" svg:y="4.5cm">
          <text:p text:style-name="P1"><text:span text:style-name="T1">nf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xml:id="id11" draw:id="id11" draw:layer="layout" svg:width="3.5cm" svg:height="1.5cm" svg:x="2.25cm" svg:y="5cm">
          <text:p text:style-name="P1"><text:span text:style-name="T1">$nfx$-r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line" svg:x1="2.625cm" svg:y1="2.5cm" svg:x2="2.762cm" svg:y2="5.219cm" draw:start-shape="id10" draw:start-glue-point="8" draw:end-shape="id11" draw:end-glue-point="5" svg:d="M2625 2500l137 2719" svg:viewBox="0 0 138 2720">
          <text:p/>
        </draw:connector>
        <draw:connector draw:style-name="gr31" draw:text-style-name="P3" draw:layer="layout" draw:type="line" svg:x1="4cm" svg:y1="6.5cm" svg:x2="3.173cm" svg:y2="14.579cm" draw:start-shape="id11" draw:start-glue-point="8" draw:end-shape="id1" draw:end-glue-point="5" svg:d="M4000 6500l-827 8079" svg:viewBox="0 0 828 8080">
          <text:p/>
        </draw:connector>
        <draw:connector draw:style-name="gr32" draw:text-style-name="P3" draw:layer="layout" draw:type="line" svg:x1="11.25cm" svg:y1="5cm" svg:x2="14.5cm" svg:y2="3.875cm" draw:start-shape="id12" draw:start-glue-point="10" draw:end-shape="id7" draw:end-glue-point="6" svg:d="M11250 5000l3250-1125" svg:viewBox="0 0 3251 1126">
          <text:p/>
        </draw:connector>
        <draw:custom-shape draw:style-name="gr33" draw:text-style-name="P6" draw:layer="layout" svg:width="11cm" svg:height="4.5cm" svg:x="1.2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13" draw:id="id13" draw:layer="layout" svg:width="4cm" svg:height="1.25cm" svg:x="4.442cm" svg:y="1.25cm">
          <text:p text:style-name="P1"><text:span text:style-name="T1">def/def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3" draw:layer="layout" draw:type="line" svg:x1="5.027cm" svg:y1="2.317cm" svg:x2="4cm" svg:y2="5cm" draw:start-shape="id13" draw:start-glue-point="7" draw:end-shape="id11" draw:end-glue-point="4" svg:d="M5027 2317l-1027 2683" svg:viewBox="0 0 1028 2684">
          <text:p/>
        </draw:connector>
        <draw:custom-shape draw:style-name="gr36" draw:text-style-name="P8" xml:id="id14" draw:id="id14" draw:layer="layout" svg:width="3.75cm" svg:height="1.25cm" svg:x="7cm" svg:y="8cm">
          <text:p text:style-name="P7"><text:span text:style-name="T4">SRFI-1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3" draw:layer="layout" draw:type="line" svg:x1="10.201cm" svg:y1="8.183cm" svg:x2="10.375cm" svg:y2="5.5cm" draw:start-shape="id14" draw:start-glue-point="11" draw:end-shape="id12" draw:end-glue-point="8" svg:d="M10201 8183l174-2683" svg:viewBox="0 0 175 2684">
          <text:p/>
        </draw:connector>
        <draw:connector draw:style-name="gr38" draw:text-style-name="P3" draw:layer="layout" draw:type="line" svg:x1="8.875cm" svg:y1="8cm" svg:x2="8.701cm" svg:y2="4.281cm" draw:start-shape="id14" draw:start-glue-point="4" draw:end-shape="id6" draw:end-glue-point="9" svg:d="M8875 8000l-174-3719" svg:viewBox="0 0 175 372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opacity draw:name="Transparency_20_4" draw:display-name="Transparency 4" draw:style="ellipsoid" draw:cx="50%" draw:cy="50%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32" draw:display-name="Extrémités de flèche 32" svg:viewBox="0 0 20 20" svg:d="M0 20l10-20 10 20z"/>
    <draw:marker draw:name="Extrémités_20_de_20_flèche_20_33" draw:display-name="Extrémités de flèche 33" svg:viewBox="0 0 20 20" svg:d="M0 20l10-20 10 20z"/>
    <draw:marker draw:name="Extrémités_20_de_20_flèche_20_34" draw:display-name="Extrémités de flèche 34" svg:viewBox="0 0 20 20" svg:d="M0 20l10-20 10 20z"/>
    <draw:marker draw:name="Extrémités_20_de_20_flèche_20_35" draw:display-name="Extrémités de flèche 35" svg:viewBox="0 0 20 20" svg:d="M0 20l10-20 10 20z"/>
    <draw:marker draw:name="Extrémités_20_de_20_flèche_20_36" draw:display-name="Extrémités de flèche 36" svg:viewBox="0 0 20 20" svg:d="M0 20l10-20 10 20z"/>
    <draw:marker draw:name="Extrémités_20_de_20_flèche_20_37" draw:display-name="Extrémités de flèche 37" svg:viewBox="0 0 20 20" svg:d="M0 20l10-20 10 20z"/>
    <draw:marker draw:name="Extrémités_20_de_20_flèche_20_39" draw:display-name="Extrémités de flèche 39" svg:viewBox="0 0 20 20" svg:d="M0 20l10-20 10 20z"/>
    <draw:marker draw:name="Extrémités_20_de_20_flèche_20_4" draw:display-name="Extrémités de flèche 4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3:27:08.266947023</meta:creation-date>
    <dc:date>2025-10-19T12:08:50.177977562</dc:date>
    <meta:editing-duration>P2DT13H45M9S</meta:editing-duration>
    <meta:editing-cycles>38</meta:editing-cycles>
    <meta:generator>LibreOffice/24.2.7.2$Linux_X86_64 LibreOffice_project/420$Build-2</meta:generator>
    <meta:document-statistic meta:object-count="38"/>
  </office:meta>
</office:document-meta>
</file>